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weight="bold" style:font-weight-asian="bold" style:font-weight-complex="bold"/>
    </style:style>
    <style:style style:name="P2" style:family="paragraph" style:parent-style-name="Standard">
      <style:paragraph-properties fo:line-height="150%" fo:text-align="start" style:justify-single-word="false"/>
      <style:text-properties fo:font-weight="bold" style:font-weight-asian="bold" style:font-weight-complex="bold"/>
    </style:style>
    <style:style style:name="P3" style:family="paragraph" style:parent-style-name="Standard">
      <style:paragraph-properties fo:line-height="150%"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line-height="150%"/>
    </style:style>
    <style:style style:name="P5" style:family="paragraph" style:parent-style-name="Standard">
      <style:paragraph-properties fo:line-height="150%" fo:text-align="start" style:justify-single-word="false"/>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ame: Therese Demers</text:p>
      <text:p text:style-name="P4"/>
      <text:p text:style-name="P3">Reflection in Python</text:p>
      <text:p text:style-name="P1"/>
      <text:p text:style-name="P2"><text:tab/><text:span text:style-name="T1">Reflection is defined by Wikipedia as “the ability of a computer program to examine … and modify the structure and behavior (specifically the values, meta-data, properties and functions) of an object at runtime.”</text:span><text:span text:style-name="T1"><text:note text:id="ftn1" text:note-class="footnote"><text:note-citation>1</text:note-citation><text:note-body><text:p text:style-name="Footnote"><text:a xlink:type="simple" xlink:href="http://en.wikipedia.org/wiki/Reflection_(computer_programming">http://en.wikipedia.org/wiki/Reflection_(computer_programming</text:a><text:a xlink:type="simple" xlink:href="http://en.wikipedia.org/wiki/Reflection_(computer_programming)">)</text:a></text:p><text:p text:style-name="Footnote">2 <text:s text:c="3"/><text:a xlink:type="simple" xlink:href="http://stackoverflow.com/questions/1176136/convert-string-to-python-class-object">http://stackoverflow.com/questions/1176136/convert-string-to-python-class-object</text:a></text:p><text:p text:style-name="Footnote">3 <text:s text:c="3"/><text:a xlink:type="simple" xlink:href="http://stackoverflow.com/questions/10563436/passing-a-string-with-multiple-arguments">http://stackoverflow.com/questions/10563436/passing-a-string-with-multiple-arguments</text:a></text:p></text:note-body></text:note></text:span><text:span text:style-name="T1"> Wikipedia also states that “Reflection can be used for observing and/or modifying program execution at runtime. A reflection-oriented program component can monitor the execution of an enclosure of code and can modify itself according to a desired goal related to that enclosure. This is typically accomplished by dynamically assigning program code at runtime. <text:s/>In object oriented programing languages such as Java, reflection allows inspection of classes, interfaces, fields and methods at runtime without knowing the names of the interfaces, fields, methods at compile time. It also allows instantiation of new objects and invocation of methods.” <text:s/>In lesser technical terms, Reflection is the ability to take a value (usually a string) and turn it into a class object, or method and then use the object or method you created to access and use that class's variables and/or methods. <text:s text:c="2"/></text:span></text:p>
      <text:p text:style-name="P5"><text:s text:c="5"/><text:tab/>Reflection is a really useful and powerful tool. <text:s/>I wanted to find a decent tutorial online about Reflection, in Python, but could not find one. <text:s/>All I could find were a couple of blogs (the references to which I have added as links <text:s/>at the bottom of the page). <text:s/>So, instead of making a tutorial on what Reflection is and how it can be used, I decided to make examples. <text:s/>I wrote three programs: Thrifty Customer, Thrifty Bank and Bank Robbers. <text:s/>Basically, Thrifty Bank has Thrifty Customers and has a customer database which contains the customers' account numbers, balances, etc. <text:s/>The Bank Robbers program demonstrates how to use Reflection by using it to rob Thrifty Bank. The Bank Robbers program gets the customer account numbers, balances, withdraws all the customers' balances and then deletes the database. <text:s/>I extensively commented the Bank Robbers program to illustrate how reflection works, so I request you to upload the following files and check it out: bankRobbers.py, thriftyBank.py, thriftyCustomer.py, person.py and CustomerDB.txt. <text:s/></text:p>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erese </meta:initial-creator>
    <meta:creation-date>2012-11-18T23:24:26</meta:creation-date>
    <dc:date>2012-11-19T00:12:29</dc:date>
    <dc:creator>Therese </dc:creator>
    <meta:editing-duration>PT26M14S</meta:editing-duration>
    <meta:editing-cycles>6</meta:editing-cycles>
    <meta:generator>LibreOffice/3.5$Linux_x86 LibreOffice_project/350m1$Build-2</meta:generator>
    <meta:document-statistic meta:table-count="0" meta:image-count="0" meta:object-count="0" meta:page-count="1" meta:paragraph-count="8" meta:word-count="349" meta:character-count="2432" meta:non-whitespace-character-count="2061"/>
  </office:meta>
</office:document-meta>
</file>